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6377"/>
    </style:style>
    <style:style style:name="P2" style:family="paragraph" style:parent-style-name="Text_20_body">
      <style:text-properties officeooo:paragraph-rsid="000e39b3"/>
    </style:style>
    <style:style style:name="T1" style:family="text">
      <style:text-properties officeooo:rsid="000e39b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rabalho de Shell Script - Entrega dia 18 de novembro</text:h>
      <text:section text:style-name="Sect1" text:name="intro">
        <text:p text:style-name="Text_20_body"/>
        <text:section text:style-name="Sect1" text:name="yui_3_17_2_1_1572197556136_121">
          <text:p text:style-name="P1"><text:bookmark text:name="yui_3_17_2_1_1572197556136_120"/>1- Criar um script que conte quantos diretorios existem no diretorio atual. </text:p>
          <text:p text:style-name="P2"><text:line-break/>2 - Estude o comando SORT. Crie um arquivo.txt com palavras aleatorias separadas por linha : Exemplo<text:line-break/>xarope<text:line-break/>banana<text:line-break/>carro<text:line-break/>etc<text:line-break/><text:line-break/>Apresentar o conteudo do arquivo ordenado de maneira alfabetica.</text:p>
          <text:p text:style-name="P2"/>
          <text:p text:style-name="P2"><text:span text:style-name="T1">Sort “nomedoarquivo”</text:span><text:line-break/><text:line-break/>3 - Verificar se um determinado usuário, informado como argumento, está utilizando o sistema no momento, retornando uma mensagem para ambos os casos (Caso o usuário não exista, deverá ser emitido um alerta). Em seguida, apresentar uma relação com os usuários atualmente logados e a<text:line-break/>quantidade, no seguinte formato:<text:line-break/>NAME LINE TIME <text:line-break/>usuario pts/0 2015-07-19 12:56<text:line-break/><text:line-break/>Existe(m) 1 usuário(s) logado(s)<text:line-break/>Dica: comando who<text:line-break/><text:line-break/><text:line-break/>4 - Crie um script que receba o nome de um diretório e crie um arquivo de backup compactado. O nome do arquivo de backup deve ser no formato “NOMEORIGINAL-AAAA-MM-DD.tar.gz”. Teste se o diretório de origem realmente existe. Use o comando "tar" para criar a extensão ".tar.gz" para fazer a criação do backup.<text:line-break/><text:line-break/>5) Criar um programa que faça uma varredura de arquivos java, e apresente quais classes foram implementadas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4:47:19.456768462</meta:creation-date>
    <dc:date>2019-10-31T11:31:11.800783626</dc:date>
    <meta:editing-duration>PT17H53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87" meta:character-count="1175" meta:non-whitespace-character-count="983"/>
  </office:meta>
</office:document-meta>
</file>